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60000004FE0D383F192E06680.png" manifest:media-type="image/png"/>
  <manifest:file-entry manifest:full-path="Pictures/10000201000000AD0000002F1F6BD1833B2D2E6D.png" manifest:media-type="image/png"/>
  <manifest:file-entry manifest:full-path="Pictures/100002010000010E0000004A0E7D0D6C7F19AE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77933c" style:text-line-through-style="none" style:text-line-through-type="none" style:text-position="0% 100%" style:font-name="Calibri" fo:font-size="21pt" fo:letter-spacing="normal" fo:language="en" fo:country="PH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Picture 15" draw:style-name="gr1" draw:text-style-name="P1" draw:layer="layout" svg:width="3.687cm" svg:height="1.01cm" svg:x="2.318cm" svg:y="15.072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6" draw:style-name="gr1" draw:text-style-name="P1" draw:layer="layout" svg:width="3.687cm" svg:height="1.01cm" svg:x="2.318cm" svg:y="13.686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7" draw:style-name="gr1" draw:text-style-name="P1" draw:layer="layout" svg:width="3.687cm" svg:height="1.01cm" svg:x="2.257cm" svg:y="12.405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8" draw:style-name="gr1" draw:text-style-name="P1" draw:layer="layout" svg:width="3.687cm" svg:height="1.01cm" svg:x="2.257cm" svg:y="11.075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9" draw:style-name="gr1" draw:text-style-name="P1" draw:layer="layout" svg:width="3.687cm" svg:height="1.01cm" svg:x="2.257cm" svg:y="9.845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0" draw:style-name="gr1" draw:text-style-name="P1" draw:layer="layout" svg:width="3.687cm" svg:height="1.01cm" svg:x="2.257cm" svg:y="8.621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1" draw:style-name="gr1" draw:text-style-name="P1" draw:layer="layout" svg:width="3.687cm" svg:height="1.01cm" svg:x="2.257cm" svg:y="7.447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2" draw:style-name="gr1" draw:text-style-name="P1" draw:layer="layout" svg:width="3.687cm" svg:height="1.01cm" svg:x="2.257cm" svg:y="6.218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3" draw:style-name="gr1" draw:text-style-name="P1" draw:layer="layout" svg:width="3.687cm" svg:height="1.01cm" svg:x="2.257cm" svg:y="5.1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4" draw:style-name="gr1" draw:text-style-name="P1" draw:layer="layout" svg:width="3.687cm" svg:height="1.01cm" svg:x="2.257cm" svg:y="3.82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5" draw:style-name="gr1" draw:text-style-name="P1" draw:layer="layout" svg:width="3.687cm" svg:height="1.01cm" svg:x="2.257cm" svg:y="2.591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6" draw:style-name="gr1" draw:text-style-name="P1" draw:layer="layout" svg:width="3.687cm" svg:height="1.01cm" svg:x="2.257cm" svg:y="1.417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7" draw:style-name="gr1" draw:text-style-name="P1" draw:layer="layout" svg:width="3.687cm" svg:height="1.01cm" svg:x="2.257cm" svg:y="0.193cm">
          <draw:image xlink:href="Pictures/100002010000010E0000004A0E7D0D6C7F19AEEE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3_0" draw:style-name="gr1" draw:text-style-name="P1" draw:layer="layout" svg:width="1.999cm" svg:height="0.547cm" svg:x="9.01cm" svg:y="0.203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4_0" draw:style-name="gr1" draw:text-style-name="P1" draw:layer="layout" svg:width="1.999cm" svg:height="0.547cm" svg:x="9cm" svg:y="0.857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5_0" draw:style-name="gr1" draw:text-style-name="P1" draw:layer="layout" svg:width="1.999cm" svg:height="0.547cm" svg:x="9.01cm" svg:y="1.49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6_0" draw:style-name="gr1" draw:text-style-name="P1" draw:layer="layout" svg:width="1.999cm" svg:height="0.547cm" svg:x="9cm" svg:y="2.14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7_0" draw:style-name="gr1" draw:text-style-name="P1" draw:layer="layout" svg:width="1.999cm" svg:height="0.547cm" svg:x="9.01cm" svg:y="2.76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8_0" draw:style-name="gr1" draw:text-style-name="P1" draw:layer="layout" svg:width="1.999cm" svg:height="0.547cm" svg:x="9cm" svg:y="3.41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9_0" draw:style-name="gr1" draw:text-style-name="P1" draw:layer="layout" svg:width="1.999cm" svg:height="0.547cm" svg:x="9.01cm" svg:y="4.03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0_0" draw:style-name="gr1" draw:text-style-name="P1" draw:layer="layout" svg:width="1.999cm" svg:height="0.547cm" svg:x="9cm" svg:y="4.68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1_0" draw:style-name="gr1" draw:text-style-name="P1" draw:layer="layout" svg:width="1.999cm" svg:height="0.547cm" svg:x="9.01cm" svg:y="5.30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2_0" draw:style-name="gr1" draw:text-style-name="P1" draw:layer="layout" svg:width="1.999cm" svg:height="0.547cm" svg:x="9cm" svg:y="5.95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3_0" draw:style-name="gr1" draw:text-style-name="P1" draw:layer="layout" svg:width="1.999cm" svg:height="0.547cm" svg:x="9.01cm" svg:y="6.57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4_0" draw:style-name="gr1" draw:text-style-name="P1" draw:layer="layout" svg:width="1.999cm" svg:height="0.547cm" svg:x="9cm" svg:y="7.22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5_0" draw:style-name="gr1" draw:text-style-name="P1" draw:layer="layout" svg:width="1.999cm" svg:height="0.547cm" svg:x="9.01cm" svg:y="7.84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6_0" draw:style-name="gr1" draw:text-style-name="P1" draw:layer="layout" svg:width="1.999cm" svg:height="0.547cm" svg:x="9cm" svg:y="8.49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7_0" draw:style-name="gr1" draw:text-style-name="P1" draw:layer="layout" svg:width="1.999cm" svg:height="0.547cm" svg:x="9.01cm" svg:y="9.11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8_0" draw:style-name="gr1" draw:text-style-name="P1" draw:layer="layout" svg:width="1.999cm" svg:height="0.547cm" svg:x="9cm" svg:y="9.76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19_0" draw:style-name="gr1" draw:text-style-name="P1" draw:layer="layout" svg:width="1.999cm" svg:height="0.547cm" svg:x="9.01cm" svg:y="10.38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0_0" draw:style-name="gr1" draw:text-style-name="P1" draw:layer="layout" svg:width="1.999cm" svg:height="0.547cm" svg:x="9cm" svg:y="11.03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1_0" draw:style-name="gr1" draw:text-style-name="P1" draw:layer="layout" svg:width="1.999cm" svg:height="0.547cm" svg:x="9.01cm" svg:y="11.65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2_0" draw:style-name="gr1" draw:text-style-name="P1" draw:layer="layout" svg:width="1.999cm" svg:height="0.547cm" svg:x="9cm" svg:y="12.30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3_0" draw:style-name="gr1" draw:text-style-name="P1" draw:layer="layout" svg:width="1.999cm" svg:height="0.547cm" svg:x="9.01cm" svg:y="12.92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4_0" draw:style-name="gr1" draw:text-style-name="P1" draw:layer="layout" svg:width="1.999cm" svg:height="0.547cm" svg:x="9cm" svg:y="13.57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5_0" draw:style-name="gr1" draw:text-style-name="P1" draw:layer="layout" svg:width="1.999cm" svg:height="0.547cm" svg:x="9.01cm" svg:y="14.19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6_0" draw:style-name="gr1" draw:text-style-name="P1" draw:layer="layout" svg:width="1.999cm" svg:height="0.547cm" svg:x="9cm" svg:y="14.84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7_0" draw:style-name="gr1" draw:text-style-name="P1" draw:layer="layout" svg:width="1.999cm" svg:height="0.547cm" svg:x="9.01cm" svg:y="15.462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8_0" draw:style-name="gr1" draw:text-style-name="P1" draw:layer="layout" svg:width="1.999cm" svg:height="0.547cm" svg:x="9cm" svg:y="16.115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9_0" draw:style-name="gr1" draw:text-style-name="P1" draw:layer="layout" svg:width="1.999cm" svg:height="0.547cm" svg:x="9.01cm" svg:y="16.8cm">
          <draw:image xlink:href="Pictures/10000201000000AD0000002F1F6BD1833B2D2E6D.png" xlink:type="simple" xlink:show="embed" xlink:actuate="onLoad" loext:mime-type="image/png">
            <text:p/>
          </draw:image>
          <svg:desc>http://www.usbong.ph/_/rsrc/1568247867849/config/customLogo.gif?revision=21</svg:desc>
        </draw:frame>
        <draw:frame draw:name="Picture 2_0" draw:style-name="gr1" draw:text-style-name="P1" draw:layer="layout" svg:width="6.049cm" svg:height="1.823cm" svg:x="13.409cm" svg:y="0.37cm">
          <draw:image xlink:href="Pictures/10000201000001060000004FE0D383F192E06680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4_0" draw:style-name="gr2" draw:text-style-name="P3" draw:layer="layout" svg:width="1.057cm" svg:height="1.14cm" svg:x="19.248cm" svg:y="0.156cm">
          <text:p text:style-name="P2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1" draw:style-name="gr1" draw:text-style-name="P1" draw:layer="layout" svg:width="6.049cm" svg:height="1.823cm" svg:x="13.453cm" svg:y="2.871cm">
          <draw:image xlink:href="Pictures/10000201000001060000004FE0D383F192E06680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6_0" draw:style-name="gr2" draw:text-style-name="P3" draw:layer="layout" svg:width="1.057cm" svg:height="1.14cm" svg:x="19.292cm" svg:y="2.657cm">
          <text:p text:style-name="P2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2" draw:style-name="gr1" draw:text-style-name="P1" draw:layer="layout" svg:width="6.049cm" svg:height="1.823cm" svg:x="13.598cm" svg:y="5.443cm">
          <draw:image xlink:href="Pictures/10000201000001060000004FE0D383F192E06680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8_0" draw:style-name="gr2" draw:text-style-name="P3" draw:layer="layout" svg:width="1.057cm" svg:height="1.14cm" svg:x="19.436cm" svg:y="5.229cm">
          <text:p text:style-name="P2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3" draw:style-name="gr1" draw:text-style-name="P1" draw:layer="layout" svg:width="6.049cm" svg:height="1.823cm" svg:x="13.56cm" svg:y="8.11cm">
          <draw:image xlink:href="Pictures/10000201000001060000004FE0D383F192E06680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10_0" draw:style-name="gr2" draw:text-style-name="P3" draw:layer="layout" svg:width="1.057cm" svg:height="1.14cm" svg:x="19.399cm" svg:y="7.896cm">
          <text:p text:style-name="P2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4" draw:style-name="gr1" draw:text-style-name="P1" draw:layer="layout" svg:width="6.049cm" svg:height="1.823cm" svg:x="13.56cm" svg:y="10.67cm">
          <draw:image xlink:href="Pictures/10000201000001060000004FE0D383F192E06680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12_0" draw:style-name="gr2" draw:text-style-name="P3" draw:layer="layout" svg:width="1.057cm" svg:height="1.14cm" svg:x="19.399cm" svg:y="10.456cm">
          <text:p text:style-name="P2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5" draw:style-name="gr1" draw:text-style-name="P1" draw:layer="layout" svg:width="6.049cm" svg:height="1.823cm" svg:x="13.667cm" svg:y="13.113cm">
          <draw:image xlink:href="Pictures/10000201000001060000004FE0D383F192E06680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14_0" draw:style-name="gr2" draw:text-style-name="P3" draw:layer="layout" svg:width="1.057cm" svg:height="1.14cm" svg:x="19.505cm" svg:y="12.899cm">
          <text:p text:style-name="P2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6" draw:style-name="gr1" draw:text-style-name="P1" draw:layer="layout" svg:width="6.049cm" svg:height="1.823cm" svg:x="13.667cm" svg:y="15.577cm">
          <draw:image xlink:href="Pictures/10000201000001060000004FE0D383F192E06680.png" xlink:type="simple" xlink:show="embed" xlink:actuate="onLoad" loext:mime-type="image/png">
            <text:p/>
          </draw:image>
          <svg:desc>D:\Usbong\Business\Logo\UsbongLogo.png</svg:desc>
        </draw:frame>
        <draw:custom-shape draw:name="TextBox 16_0" draw:style-name="gr2" draw:text-style-name="P3" draw:layer="layout" svg:width="1.057cm" svg:height="1.14cm" svg:x="19.543cm" svg:y="15.352cm">
          <text:p text:style-name="P2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PH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05/09/2019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8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Michael B. Syson</meta:initial-creator>
    <meta:editing-cycles>204</meta:editing-cycles>
    <meta:creation-date>2016-11-14T05:18:37</meta:creation-date>
    <dc:date>2020-08-02T11:10:03.410938592</dc:date>
    <meta:editing-duration>P29DT4H33M52S</meta:editing-duration>
    <meta:generator>LibreOffice/6.4.3.2$Linux_X86_64 LibreOffice_project/40$Build-2</meta:generator>
    <meta:print-date>2020-08-02T10:56:19.839848077</meta:print-date>
    <meta:document-statistic meta:object-count="7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